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490000019D6A41713F3B4F2836.png" manifest:media-type="image/png"/>
  <manifest:file-entry manifest:full-path="Pictures/100000000000036000000095DFA242D3BAB55E1F.png" manifest:media-type="image/png"/>
  <manifest:file-entry manifest:full-path="Pictures/10000000000000FD000000A02A31AE55C42A4697.png" manifest:media-type="image/png"/>
  <manifest:file-entry manifest:full-path="Pictures/100000000000054D000000D9DEB04997875D1D48.png" manifest:media-type="image/png"/>
  <manifest:file-entry manifest:full-path="Pictures/100000000000017D0000011230C8741FEE057BC8.png" manifest:media-type="image/png"/>
  <manifest:file-entry manifest:full-path="Pictures/10000000000001E5000001009B4EF2FF8207B3BB.png" manifest:media-type="image/png"/>
  <manifest:file-entry manifest:full-path="Pictures/10000000000001E90000020A88E64A25CA49D6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3d0cd"/>
    </style:style>
    <style:style style:name="P2" style:family="paragraph" style:parent-style-name="Standard" style:list-style-name="L3">
      <style:text-properties officeooo:rsid="00051be7" officeooo:paragraph-rsid="00051be7"/>
    </style:style>
    <style:style style:name="T1" style:family="text">
      <style:text-properties officeooo:rsid="0009982e"/>
    </style:style>
    <style:style style:name="T2" style:family="text">
      <style:text-properties style:font-name="Liberation Serif" officeooo:rsid="0009982e" style:font-name-asian="Liberation Serif" style:font-name-complex="Liberation Serif"/>
    </style:style>
    <style:style style:name="T3" style:family="text">
      <style:text-properties style:font-name="Liberation Serif1" officeooo:rsid="0009982e" style:font-name-asian="DejaVu Sans" style:font-name-complex="DejaVu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width="6.3008in" svg:height="6.7256in" draw:z-index="0"><draw:image xlink:href="Pictures/10000000000001E90000020A88E64A25CA49D68E.png" xlink:type="simple" xlink:show="embed" xlink:actuate="onLoad" draw:mime-type="image/png"/></draw:frame><text:line-break/></text:p>
      <text:p text:style-name="P1"><draw:frame draw:style-name="fr2" draw:name="Image2" text:anchor-type="char" svg:width="5.0516in" svg:height="2.6661in" draw:z-index="1"><draw:image xlink:href="Pictures/10000000000001E5000001009B4EF2FF8207B3BB.png" xlink:type="simple" xlink:show="embed" xlink:actuate="onLoad" draw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618753109" text:style-name="L3">
        <text:list-item>
          <text:p text:style-name="P2"><text:soft-page-break/>1,75V<text:line-break/><text:span text:style-name="T1">ripple </text:span><text:span text:style-name="T2">≈</text:span><text:span text:style-name="T3"> 20mV</text:span><text:line-break/><draw:frame draw:style-name="fr1" draw:name="Image3" text:anchor-type="char" svg:x="1.2929in" svg:y="0.4165in" svg:width="3.9681in" svg:height="2.8535in" draw:z-index="2"><draw:image xlink:href="Pictures/100000000000017D0000011230C8741FEE057BC8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item>
        <text:list-item>
          <text:p text:style-name="P2"><draw:frame draw:style-name="fr1" draw:name="Image6" text:anchor-type="char" svg:x="0.552in" svg:y="0.2291in" svg:width="6.4429in" svg:height="1.0299in" draw:z-index="5"><draw:image xlink:href="Pictures/100000000000054D000000D9DEB04997875D1D48.png" xlink:type="simple" xlink:show="embed" xlink:actuate="onLoad" draw:mime-type="image/png"/></draw:frame><text:line-break/><draw:frame draw:style-name="fr1" draw:name="Image7" text:anchor-type="char" svg:x="0.552in" svg:y="1.2083in" svg:width="6.4429in" svg:height="1.1102in" draw:z-index="6"><draw:image xlink:href="Pictures/100000000000036000000095DFA242D3BAB55E1F.png" xlink:type="simple" xlink:show="embed" xlink:actuate="onLoad" draw:mime-type="image/png"/></draw:frame><text:line-break/><text:span text:style-name="T1">Imin = 101pA<text:line-break/>Imax = 759mA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item>
        <text:list-item>
          <text:p text:style-name="P2"><text:soft-page-break/><text:line-break/><draw:frame draw:style-name="fr1" draw:name="Image4" text:anchor-type="char" svg:x="0.4374in" svg:y="0.2602in" svg:width="6.4429in" svg:height="1.9665in" draw:z-index="3"><draw:image xlink:href="Pictures/10000000000005490000019D6A41713F3B4F2836.png" xlink:type="simple" xlink:show="embed" xlink:actuate="onLoad" draw:mime-type="image/png"/></draw:frame><text:line-break/><draw:frame draw:style-name="fr1" draw:name="Image5" text:anchor-type="char" svg:x="0.4043in" svg:y="2.3335in" svg:width="2.6346in" svg:height="1.6661in" draw:z-index="4"><draw:image xlink:href="Pictures/10000000000000FD000000A02A31AE55C42A4697.png" xlink:type="simple" xlink:show="embed" xlink:actuate="onLoad" draw:mime-type="image/png"/></draw:frame><text:span text:style-name="T1">Ripple IL </text:span><text:span text:style-name="T2">≈</text:span><text:span text:style-name="T3"> 20uA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1" fo:font-size="12pt" fo:language="es" fo:country="A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4T19:21:57.295457281</dc:date>
    <meta:editing-duration>PT44M15S</meta:editing-duration>
    <meta:editing-cycles>6</meta:editing-cycles>
    <meta:generator>LibreOffice/7.3.5.2$Linux_X86_64 LibreOffice_project/30$Build-2</meta:generator>
    <meta:document-statistic meta:table-count="0" meta:image-count="7" meta:object-count="0" meta:page-count="3" meta:paragraph-count="5" meta:word-count="17" meta:character-count="106" meta:non-whitespace-character-count="55"/>
  </office:meta>
</office:document-meta>
</file>